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margin-top="0.5cm" fo:margin-bottom="0cm" fo:text-align="end" style:writing-mode="rl-tb"/>
    </style:style>
    <style:style style:name="P12" style:family="paragraph">
      <style:paragraph-properties fo:text-align="end" style:writing-mode="rl-tb"/>
      <style:text-properties fo:font-size="40pt" style:font-size-asian="40pt" style:font-size-complex="40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T2" style:family="text">
      <style:text-properties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T3" style:family="text">
      <style:text-properties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" fo:font-size="54pt" style:font-size-asian="54pt" style:font-name-complex="Liberation Sans" style:font-size-complex="54pt"/>
    </style:style>
    <style:style style:name="T7" style:family="text">
      <style:text-properties fo:color="#ff0000" loext:opacity="100%" style:font-name="Liberation Sans" fo:font-size="40pt" style:font-size-asian="40pt" style:font-name-complex="Liberation Sans" style:font-size-complex="40pt"/>
    </style:style>
    <style:style style:name="T8" style:family="text">
      <style:text-properties style:font-name="Liberation Sans" fo:font-size="40pt" style:font-size-asian="40pt" style:font-name-complex="Liberation Sans" style:font-size-complex="40pt"/>
    </style:style>
    <style:style style:name="T9" style:family="text">
      <style:text-properties fo:color="#990066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0" style:family="text">
      <style:text-properties fo:color="#990066" loext:opacity="100%" style:font-name="Liberation Sans" fo:font-size="32pt" fo:font-style="normal" fo:font-weight="normal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11" style:family="text">
      <style:text-properties fo:color="#3333ff" loext:opacity="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12" style:family="text">
      <style:text-properties fo:color="#3333ff" loext:opacity="10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13" style:family="text">
      <style:text-properties fo:color="#3333ff" loext:opacity="100%" style:font-name="Liberation Sans" fo:font-size="32pt" fo:font-style="normal" fo:font-weight="normal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14" style:family="text">
      <style:text-properties fo:color="#3333ff" loext:opacity="100%" style:font-name="Liberation Sans" fo:font-size="32pt" fo:font-style="italic" fo:font-weight="normal" style:font-size-asian="32pt" style:font-style-asian="italic" style:font-weight-asian="normal" style:font-name-complex="Liberation Sans" style:font-size-complex="32pt" style:font-style-complex="italic" style:font-weight-complex="normal"/>
    </style:style>
    <style:style style:name="T15" style:family="text">
      <style:text-properties fo:color="#cc00cc" loext:opacity="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16" style:family="text">
      <style:text-properties fo:color="#cc00cc" loext:opacity="10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17" style:family="text">
      <style:text-properties fo:color="#cc00cc" loext:opacity="100%" style:font-name="Liberation Sans" fo:font-size="32pt" fo:font-style="normal" fo:font-weight="normal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18" style:family="text">
      <style:text-properties fo:color="#009900" loext:opacity="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19" style:family="text">
      <style:text-properties fo:color="#009900" loext:opacity="100%" style:font-name="Liberation Sans" fo:font-size="40pt" fo:font-style="normal" fo:font-weight="normal" style:font-size-asian="40pt" style:font-style-asian="normal" style:font-weight-asian="bold" style:font-name-complex="Liberation Sans" style:font-size-complex="40pt" style:font-style-complex="normal" style:font-weight-complex="normal"/>
    </style:style>
    <style:style style:name="T20" style:family="text">
      <style:text-properties fo:color="#009900" loext:opacity="100%" style:font-name="Liberation Sans" fo:font-size="32pt" fo:font-style="italic" fo:font-weight="normal" style:font-size-asian="32pt" style:font-style-asian="italic" style:font-weight-asian="normal" style:font-name-complex="Liberation Sans" style:font-size-complex="32pt" style:font-style-complex="italic" style:font-weight-complex="normal"/>
    </style:style>
    <style:style style:name="T21" style:family="text">
      <style:text-properties fo:color="#009900" loext:opacity="100%" style:font-name="Liberation Sans" fo:font-size="32pt" fo:font-style="normal" fo:font-weight="normal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22" style:family="text">
      <style:text-properties fo:color="#ff3333" loext:opacity="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23" style:family="text">
      <style:text-properties fo:color="#ff3333" loext:opacity="10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24" style:family="text">
      <style:text-properties fo:color="#ff3333" loext:opacity="100%" style:font-name="Liberation Sans" fo:font-size="32pt" fo:font-style="normal" fo:font-weight="normal" style:font-size-asian="32pt" style:font-style-asian="normal" style:font-weight-asian="normal" style:font-name-complex="Liberation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2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שני שחקנים, </text:span><text:span text:style-name="T7">99</text:span><text:span text:style-name="T7"> חפצים זה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קירוב </text:span><text:span text:style-name="T10">(חלוקת מושבים בכנסת).</text:span></text:p>
              </text:list-item>
            </text:list>
            <text:list text:style-name="L4">
              <text:list-item>
                <text:p text:style-name="P11"><text:span text:style-name="T11">שיתוף</text:span><text:span text:style-name="T12"> </text:span><text:span text:style-name="T13">(חלוקת תיקים בממשלה)</text:span><text:span text:style-name="T14">.</text:span></text:p>
              </text:list-item>
            </text:list>
            <text:list text:style-name="L3">
              <text:list-item>
                <text:p text:style-name="P10"><text:span text:style-name="T15">מיטוב</text:span><text:span text:style-name="T16"> </text:span><text:span text:style-name="T17">(השמת עבודות בתעשיה).</text:span></text:p>
              </text:list-item>
              <text:list-item>
                <text:p text:style-name="P11"><text:span text:style-name="T18">כסף</text:span><text:span text:style-name="T19"> </text:span><text:span text:style-name="T20"><text:tab/></text:span><text:span text:style-name="T21">(חלוקת חדרים ושכר-דירה).</text:span></text:p>
              </text:list-item>
              <text:list-item>
                <text:p text:style-name="P11"><text:span text:style-name="T22">הגרלה</text:span><text:span text:style-name="T23"> </text:span><text:span text:style-name="T24">("מחיר למשתכן")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09">9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2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800</meta:editing-cycles>
    <dc:date>2022-11-09T13:22:53.162000000</dc:date>
    <meta:editing-duration>P2DT20H49M52S</meta:editing-duration>
    <meta:generator>LibreOffice/7.0.3.1$Windows_X86_64 LibreOffice_project/d7547858d014d4cf69878db179d326fc3483e082</meta:gener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